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2.57">
            <text:p>12.570</text:p>
          </table:table-cell>
          <table:table-cell office:value-type="float" office:value="10">
            <text:p>10</text:p>
          </table:table-cell>
          <table:table-cell table:formula="of:=[.C3]*1.01" office:value-type="float" office:value="13.8851001164188">
            <text:p>13.885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8.15">
            <text:p>18.15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20.0488915762134">
            <text:p>20.0489</text:p>
          </table:table-cell>
          <table:table-cell table:style-name="ce3" office:value-type="float" office:value="18.19">
            <text:p>18.1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20.0930764612298">
            <text:p>20.0931</text:p>
          </table:table-cell>
          <table:table-cell table:style-name="ce3" office:value-type="float" office:value="36.5">
            <text:p>36.50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40.318707577509">
            <text:p>40.3187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2.57">
            <text:p>12.5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3.7476238776424">
            <text:p>13.747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8.15">
            <text:p>18.15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9.8503876992211">
            <text:p>19.8504</text:p>
          </table:table-cell>
          <table:table-cell table:style-name="ce4" table:formula="of:=[.V2]" office:value-type="float" office:value="18.19">
            <text:p>18.1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9.8941351101285">
            <text:p>19.8941</text:p>
          </table:table-cell>
          <table:table-cell table:style-name="ce4" table:formula="of:=[.Y2]" office:value-type="float" office:value="36.5">
            <text:p>36.50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9.9195124529792">
            <text:p>39.9195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2.57">
            <text:p>12.5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3.611508789745">
            <text:p>13.6115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8.15">
            <text:p>18.15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9.6538492071497">
            <text:p>19.6538</text:p>
          </table:table-cell>
          <table:table-cell table:style-name="ce4" table:formula="of:=[.V3]" office:value-type="float" office:value="18.19">
            <text:p>18.1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9.6971634753748">
            <text:p>19.6972</text:p>
          </table:table-cell>
          <table:table-cell table:style-name="ce4" table:formula="of:=[.Y3]" office:value-type="float" office:value="36.5">
            <text:p>36.50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9.5242697554249">
            <text:p>39.5243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2.57">
            <text:p>12.5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3.4767413759851">
            <text:p>13.4767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8.15">
            <text:p>18.15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9.4592566407422">
            <text:p>19.4593</text:p>
          </table:table-cell>
          <table:table-cell table:style-name="ce4" table:formula="of:=[.V4]" office:value-type="float" office:value="18.19">
            <text:p>18.1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9.5021420548265">
            <text:p>19.5021</text:p>
          </table:table-cell>
          <table:table-cell table:style-name="ce4" table:formula="of:=[.Y4]" office:value-type="float" office:value="36.5">
            <text:p>36.50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9.1329403519059">
            <text:p>39.132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2.57">
            <text:p>12.5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3.3433082930546">
            <text:p>13.3433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8.15">
            <text:p>18.15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9.2665907334081">
            <text:p>19.2666</text:p>
          </table:table-cell>
          <table:table-cell table:style-name="ce4" table:formula="of:=[.V5]" office:value-type="float" office:value="18.19">
            <text:p>18.1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9.3090515394322">
            <text:p>19.3091</text:p>
          </table:table-cell>
          <table:table-cell table:style-name="ce4" table:formula="of:=[.Y5]" office:value-type="float" office:value="36.5">
            <text:p>36.50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38.7454854969365">
            <text:p>38.7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2.57">
            <text:p>12.5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3.211196329757">
            <text:p>13.2112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8.15">
            <text:p>18.15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9.075832409315">
            <text:p>19.0758</text:p>
          </table:table-cell>
          <table:table-cell table:style-name="ce4" table:formula="of:=[.V6]" office:value-type="float" office:value="18.19">
            <text:p>18.1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9.117872811319">
            <text:p>19.1179</text:p>
          </table:table-cell>
          <table:table-cell table:style-name="ce4" table:formula="of:=[.Y6]" office:value-type="float" office:value="36.5">
            <text:p>36.50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38.36186682865">
            <text:p>38.3619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2.57">
            <text:p>12.5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0803924057">
            <text:p>13.0804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8.15">
            <text:p>18.15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8.8869627815">
            <text:p>18.8870</text:p>
          </table:table-cell>
          <table:table-cell table:style-name="ce4" table:formula="of:=[.V7]" office:value-type="float" office:value="18.19">
            <text:p>18.1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8.9285869419">
            <text:p>18.9286</text:p>
          </table:table-cell>
          <table:table-cell table:style-name="ce4" table:formula="of:=[.Y7]" office:value-type="float" office:value="36.5">
            <text:p>36.50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37.982046365">
            <text:p>37.982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2.57">
            <text:p>12.5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2.95088357">
            <text:p>12.950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8.15">
            <text:p>18.15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8.69996315">
            <text:p>18.7000</text:p>
          </table:table-cell>
          <table:table-cell table:style-name="ce4" table:formula="of:=[.V8]" office:value-type="float" office:value="18.19">
            <text:p>18.1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8.74117519">
            <text:p>18.7412</text:p>
          </table:table-cell>
          <table:table-cell table:style-name="ce4" table:formula="of:=[.Y8]" office:value-type="float" office:value="36.5">
            <text:p>36.50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37.6059865">
            <text:p>37.6060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2.57">
            <text:p>12.5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2.822657">
            <text:p>12.822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8.15">
            <text:p>18.15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8.514815">
            <text:p>18.5148</text:p>
          </table:table-cell>
          <table:table-cell table:style-name="ce4" table:formula="of:=[.V9]" office:value-type="float" office:value="18.19">
            <text:p>18.1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8.555619">
            <text:p>18.5556</text:p>
          </table:table-cell>
          <table:table-cell table:style-name="ce4" table:formula="of:=[.Y9]" office:value-type="float" office:value="36.5">
            <text:p>36.50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37.23365">
            <text:p>37.2337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2.57">
            <text:p>12.5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2.6957">
            <text:p>12.695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8.15">
            <text:p>18.15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8.3315">
            <text:p>18.3315</text:p>
          </table:table-cell>
          <table:table-cell table:style-name="ce4" table:formula="of:=[.V10]" office:value-type="float" office:value="18.19">
            <text:p>18.1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8.3719">
            <text:p>18.3719</text:p>
          </table:table-cell>
          <table:table-cell table:style-name="ce4" table:formula="of:=[.Y10]" office:value-type="float" office:value="36.5">
            <text:p>36.50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36.865">
            <text:p>36.8650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2.57">
            <text:p>12.5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2.57">
            <text:p>12.5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8.15">
            <text:p>18.15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8.15">
            <text:p>18.1500</text:p>
          </table:table-cell>
          <table:table-cell table:style-name="ce4" table:formula="of:=[.V11]" office:value-type="float" office:value="18.19">
            <text:p>18.1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8.19">
            <text:p>18.1900</text:p>
          </table:table-cell>
          <table:table-cell table:style-name="ce4" table:formula="of:=[.Y11]" office:value-type="float" office:value="36.5">
            <text:p>36.50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36.5">
            <text:p>36.50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2.57">
            <text:p>12.5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2.4455445544554">
            <text:p>12.445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8.15">
            <text:p>18.15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7.970297029703">
            <text:p>17.9703</text:p>
          </table:table-cell>
          <table:table-cell table:style-name="ce4" table:formula="of:=[.V12]" office:value-type="float" office:value="18.19">
            <text:p>18.1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8.009900990099">
            <text:p>18.0099</text:p>
          </table:table-cell>
          <table:table-cell table:style-name="ce4" table:formula="of:=[.Y12]" office:value-type="float" office:value="36.5">
            <text:p>36.50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36.1386138613861">
            <text:p>36.1386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2.57">
            <text:p>12.5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2.322321341045">
            <text:p>12.322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8.15">
            <text:p>18.15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7.7923732967356">
            <text:p>17.7924</text:p>
          </table:table-cell>
          <table:table-cell table:style-name="ce4" table:formula="of:=[.V13]" office:value-type="float" office:value="18.19">
            <text:p>18.1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7.8315851387119">
            <text:p>17.8316</text:p>
          </table:table-cell>
          <table:table-cell table:style-name="ce4" table:formula="of:=[.Y13]" office:value-type="float" office:value="36.5">
            <text:p>36.50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35.7808058033526">
            <text:p>35.78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2.57">
            <text:p>12.5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2003181594505">
            <text:p>12.200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8.15">
            <text:p>18.15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7.6162111848867">
            <text:p>17.6162</text:p>
          </table:table-cell>
          <table:table-cell table:style-name="ce4" table:formula="of:=[.V14]" office:value-type="float" office:value="18.19">
            <text:p>18.1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7.6550347908039">
            <text:p>17.6550</text:p>
          </table:table-cell>
          <table:table-cell table:style-name="ce4" table:formula="of:=[.Y14]" office:value-type="float" office:value="36.5">
            <text:p>36.50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35.426540399359">
            <text:p>35.4265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2.57">
            <text:p>12.5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079522930149">
            <text:p>12.079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8.15">
            <text:p>18.15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7.4417932523631">
            <text:p>17.4418</text:p>
          </table:table-cell>
          <table:table-cell table:style-name="ce4" table:formula="of:=[.V15]" office:value-type="float" office:value="18.19">
            <text:p>18.1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7.4802324661424">
            <text:p>17.4802</text:p>
          </table:table-cell>
          <table:table-cell table:style-name="ce4" table:formula="of:=[.Y15]" office:value-type="float" office:value="36.5">
            <text:p>36.50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35.0757825736228">
            <text:p>35.0758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2.57">
            <text:p>12.5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1.9599236932168">
            <text:p>11.9599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8.15">
            <text:p>18.15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7.2691022300625">
            <text:p>17.2691</text:p>
          </table:table-cell>
          <table:table-cell table:style-name="ce4" table:formula="of:=[.V16]" office:value-type="float" office:value="18.19">
            <text:p>18.1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7.3071608575668">
            <text:p>17.3072</text:p>
          </table:table-cell>
          <table:table-cell table:style-name="ce4" table:formula="of:=[.Y16]" office:value-type="float" office:value="36.5">
            <text:p>36.50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34.7284975976463">
            <text:p>34.728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2.57">
            <text:p>12.5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1.8415086071454">
            <text:p>11.841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8.15">
            <text:p>18.15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7.0981210198638">
            <text:p>17.0981</text:p>
          </table:table-cell>
          <table:table-cell table:style-name="ce4" table:formula="of:=[.V17]" office:value-type="float" office:value="18.19">
            <text:p>18.1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7.135802829274">
            <text:p>17.1358</text:p>
          </table:table-cell>
          <table:table-cell table:style-name="ce4" table:formula="of:=[.Y17]" office:value-type="float" office:value="36.5">
            <text:p>36.50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34.3846510867785">
            <text:p>34.3847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2.57">
            <text:p>12.5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1.7242659476687">
            <text:p>11.7243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8.15">
            <text:p>18.15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6.9288326929345">
            <text:p>16.9288</text:p>
          </table:table-cell>
          <table:table-cell table:style-name="ce4" table:formula="of:=[.V18]" office:value-type="float" office:value="18.19">
            <text:p>18.1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6.9661414151228">
            <text:p>16.9661</text:p>
          </table:table-cell>
          <table:table-cell table:style-name="ce4" table:formula="of:=[.Y18]" office:value-type="float" office:value="36.5">
            <text:p>36.50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34.0442089968104">
            <text:p>34.0442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2.57">
            <text:p>12.5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1.6081841066027">
            <text:p>11.6082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8.15">
            <text:p>18.15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6.761220488054">
            <text:p>16.7612</text:p>
          </table:table-cell>
          <table:table-cell table:style-name="ce4" table:formula="of:=[.V19]" office:value-type="float" office:value="18.19">
            <text:p>18.1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6.7981598169533">
            <text:p>16.7982</text:p>
          </table:table-cell>
          <table:table-cell table:style-name="ce4" table:formula="of:=[.Y19]" office:value-type="float" office:value="36.5">
            <text:p>36.50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33.7071376206044">
            <text:p>33.707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2.57">
            <text:p>12.5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1.4932515906957">
            <text:p>11.493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8.15">
            <text:p>18.15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6.5952678099544">
            <text:p>16.5953</text:p>
          </table:table-cell>
          <table:table-cell table:style-name="ce4" table:formula="of:=[.V20]" office:value-type="float" office:value="18.19">
            <text:p>18.1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6.631841402924">
            <text:p>16.6318</text:p>
          </table:table-cell>
          <table:table-cell table:style-name="ce4" table:formula="of:=[.Y20]" office:value-type="float" office:value="36.5">
            <text:p>36.50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33.3734035847568">
            <text:p>33.373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2.57">
            <text:p>12.5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3794570204908">
            <text:p>11.379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8.15">
            <text:p>18.15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6.4309582276776">
            <text:p>16.4310</text:p>
          </table:table-cell>
          <table:table-cell table:style-name="ce4" table:formula="of:=[.V21]" office:value-type="float" office:value="18.19">
            <text:p>18.1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6.4671697058654">
            <text:p>16.4672</text:p>
          </table:table-cell>
          <table:table-cell table:style-name="ce4" table:formula="of:=[.Y21]" office:value-type="float" office:value="36.5">
            <text:p>36.50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33.0429738462939">
            <text:p>33.04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901">
            <text:p>0.901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95264534995495">
            <text:p>0.9953</text:p>
          </table:table-cell>
          <table:table-cell table:style-name="ce3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9182387801812">
            <text:p>1.3918</text:p>
          </table:table-cell>
          <table:table-cell table:style-name="ce3" office:value-type="float" office:value="1.092">
            <text:p>1.092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20624736094904">
            <text:p>1.206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901">
            <text:p>0.901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985410430688609">
            <text:p>0.9854</text:p>
          </table:table-cell>
          <table:table-cell table:style-name="ce4" table:formula="of:=[.V25]" office:value-type="float" office:value="1.26">
            <text:p>1.26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7804344358229">
            <text:p>1.3780</text:p>
          </table:table-cell>
          <table:table-cell table:style-name="ce4" table:formula="of:=[.Y25]" office:value-type="float" office:value="1.092">
            <text:p>1.092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9430431777132">
            <text:p>1.1943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901">
            <text:p>0.901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9756538917709">
            <text:p>0.9757</text:p>
          </table:table-cell>
          <table:table-cell table:style-name="ce4" table:formula="of:=[.V26]" office:value-type="float" office:value="1.26">
            <text:p>1.26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36439944909138">
            <text:p>1.3644</text:p>
          </table:table-cell>
          <table:table-cell table:style-name="ce4" table:formula="of:=[.Y26]" office:value-type="float" office:value="1.092">
            <text:p>1.092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8247952254586">
            <text:p>1.1825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901">
            <text:p>0.901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965993952248416">
            <text:p>0.9660</text:p>
          </table:table-cell>
          <table:table-cell table:style-name="ce4" table:formula="of:=[.V27]" office:value-type="float" office:value="1.26">
            <text:p>1.26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35089054365483">
            <text:p>1.3509</text:p>
          </table:table-cell>
          <table:table-cell table:style-name="ce4" table:formula="of:=[.Y27]" office:value-type="float" office:value="1.092">
            <text:p>1.092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7077180450086">
            <text:p>1.1708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901">
            <text:p>0.901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956429655691501">
            <text:p>0.9564</text:p>
          </table:table-cell>
          <table:table-cell table:style-name="ce4" table:formula="of:=[.V28]" office:value-type="float" office:value="1.26">
            <text:p>1.26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33751538975726">
            <text:p>1.3375</text:p>
          </table:table-cell>
          <table:table-cell table:style-name="ce4" table:formula="of:=[.Y28]" office:value-type="float" office:value="1.092">
            <text:p>1.092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5918000445629">
            <text:p>1.1592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901">
            <text:p>0.901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9469600551401">
            <text:p>0.9470</text:p>
          </table:table-cell>
          <table:table-cell table:style-name="ce4" table:formula="of:=[.V29]" office:value-type="float" office:value="1.26">
            <text:p>1.26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324272663126">
            <text:p>1.3243</text:p>
          </table:table-cell>
          <table:table-cell table:style-name="ce4" table:formula="of:=[.Y29]" office:value-type="float" office:value="1.092">
            <text:p>1.092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477029747092">
            <text:p>1.1477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901">
            <text:p>0.901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93758421301">
            <text:p>0.9376</text:p>
          </table:table-cell>
          <table:table-cell table:style-name="ce4" table:formula="of:=[.V30]" office:value-type="float" office:value="1.26">
            <text:p>1.26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3111610526">
            <text:p>1.3112</text:p>
          </table:table-cell>
          <table:table-cell table:style-name="ce4" table:formula="of:=[.Y30]" office:value-type="float" office:value="1.092">
            <text:p>1.092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3633957892">
            <text:p>1.1363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901">
            <text:p>0.901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928301201">
            <text:p>0.9283</text:p>
          </table:table-cell>
          <table:table-cell table:style-name="ce4" table:formula="of:=[.V31]" office:value-type="float" office:value="1.26">
            <text:p>1.26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9817926">
            <text:p>1.2982</text:p>
          </table:table-cell>
          <table:table-cell table:style-name="ce4" table:formula="of:=[.Y31]" office:value-type="float" office:value="1.092">
            <text:p>1.092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25088692">
            <text:p>1.1251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901">
            <text:p>0.901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9191101">
            <text:p>0.9191</text:p>
          </table:table-cell>
          <table:table-cell table:style-name="ce4" table:formula="of:=[.V32]" office:value-type="float" office:value="1.26">
            <text:p>1.26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85326">
            <text:p>1.2853</text:p>
          </table:table-cell>
          <table:table-cell table:style-name="ce4" table:formula="of:=[.Y32]" office:value-type="float" office:value="1.092">
            <text:p>1.092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1139492">
            <text:p>1.1139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901">
            <text:p>0.901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91001">
            <text:p>0.9100</text:p>
          </table:table-cell>
          <table:table-cell table:style-name="ce4" table:formula="of:=[.V33]" office:value-type="float" office:value="1.26">
            <text:p>1.26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726">
            <text:p>1.2726</text:p>
          </table:table-cell>
          <table:table-cell table:style-name="ce4" table:formula="of:=[.Y33]" office:value-type="float" office:value="1.092">
            <text:p>1.092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10292">
            <text:p>1.1029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901">
            <text:p>0.901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901">
            <text:p>0.9010</text:p>
          </table:table-cell>
          <table:table-cell table:style-name="ce4" table:formula="of:=[.V34]" office:value-type="float" office:value="1.26">
            <text:p>1.26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26">
            <text:p>1.2600</text:p>
          </table:table-cell>
          <table:table-cell table:style-name="ce4" table:formula="of:=[.Y34]" office:value-type="float" office:value="1.092">
            <text:p>1.092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92">
            <text:p>1.092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901">
            <text:p>0.901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92079207920792">
            <text:p>0.8921</text:p>
          </table:table-cell>
          <table:table-cell table:style-name="ce4" table:formula="of:=[.V35]" office:value-type="float" office:value="1.26">
            <text:p>1.26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24752475247525">
            <text:p>1.2475</text:p>
          </table:table-cell>
          <table:table-cell table:style-name="ce4" table:formula="of:=[.Y35]" office:value-type="float" office:value="1.092">
            <text:p>1.092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8118811881188">
            <text:p>1.0812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901">
            <text:p>0.901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83246740515636">
            <text:p>0.8832</text:p>
          </table:table-cell>
          <table:table-cell table:style-name="ce4" table:formula="of:=[.V36]" office:value-type="float" office:value="1.26">
            <text:p>1.26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23517302225272">
            <text:p>1.2352</text:p>
          </table:table-cell>
          <table:table-cell table:style-name="ce4" table:formula="of:=[.Y36]" office:value-type="float" office:value="1.092">
            <text:p>1.092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7048328595236">
            <text:p>1.0705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901">
            <text:p>0.901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874501723282808">
            <text:p>0.8745</text:p>
          </table:table-cell>
          <table:table-cell table:style-name="ce4" table:formula="of:=[.V37]" office:value-type="float" office:value="1.26">
            <text:p>1.26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22294358638883">
            <text:p>1.2229</text:p>
          </table:table-cell>
          <table:table-cell table:style-name="ce4" table:formula="of:=[.Y37]" office:value-type="float" office:value="1.092">
            <text:p>1.092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5988444153699">
            <text:p>1.059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901">
            <text:p>0.901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865843290379017">
            <text:p>0.8658</text:p>
          </table:table-cell>
          <table:table-cell table:style-name="ce4" table:formula="of:=[.V38]" office:value-type="float" office:value="1.26">
            <text:p>1.26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21083523404835">
            <text:p>1.2108</text:p>
          </table:table-cell>
          <table:table-cell table:style-name="ce4" table:formula="of:=[.Y38]" office:value-type="float" office:value="1.092">
            <text:p>1.092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4939053617524">
            <text:p>1.0494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901">
            <text:p>0.901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857270584533681">
            <text:p>0.8573</text:p>
          </table:table-cell>
          <table:table-cell table:style-name="ce4" table:formula="of:=[.V39]" office:value-type="float" office:value="1.26">
            <text:p>1.26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988467663845">
            <text:p>1.1988</text:p>
          </table:table-cell>
          <table:table-cell table:style-name="ce4" table:formula="of:=[.Y39]" office:value-type="float" office:value="1.092">
            <text:p>1.092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3900053086657">
            <text:p>1.0390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901">
            <text:p>0.901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84878275696404">
            <text:p>0.8488</text:p>
          </table:table-cell>
          <table:table-cell table:style-name="ce4" table:formula="of:=[.V40]" office:value-type="float" office:value="1.26">
            <text:p>1.26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869769964203">
            <text:p>1.1870</text:p>
          </table:table-cell>
          <table:table-cell table:style-name="ce4" table:formula="of:=[.Y40]" office:value-type="float" office:value="1.092">
            <text:p>1.092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2871339689759">
            <text:p>1.028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901">
            <text:p>0.901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840378967291129">
            <text:p>0.8404</text:p>
          </table:table-cell>
          <table:table-cell table:style-name="ce4" table:formula="of:=[.V41]" office:value-type="float" office:value="1.26">
            <text:p>1.26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7522474893099">
            <text:p>1.1752</text:p>
          </table:table-cell>
          <table:table-cell table:style-name="ce4" table:formula="of:=[.Y41]" office:value-type="float" office:value="1.092">
            <text:p>1.092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01852811574019">
            <text:p>1.0185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901">
            <text:p>0.901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832058383456563">
            <text:p>0.8321</text:p>
          </table:table-cell>
          <table:table-cell table:style-name="ce4" table:formula="of:=[.V42]" office:value-type="float" office:value="1.26">
            <text:p>1.26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6358886032771">
            <text:p>1.1636</text:p>
          </table:table-cell>
          <table:table-cell table:style-name="ce4" table:formula="of:=[.Y42]" office:value-type="float" office:value="1.092">
            <text:p>1.092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00844367895069">
            <text:p>1.0084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901">
            <text:p>0.901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823820181640162">
            <text:p>0.8238</text:p>
          </table:table-cell>
          <table:table-cell table:style-name="ce4" table:formula="of:=[.V43]" office:value-type="float" office:value="1.26">
            <text:p>1.26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15206817854229">
            <text:p>1.1521</text:p>
          </table:table-cell>
          <table:table-cell table:style-name="ce4" table:formula="of:=[.Y43]" office:value-type="float" office:value="1.092">
            <text:p>1.092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98459088069985">
            <text:p>0.9985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901">
            <text:p>0.901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815663546178378">
            <text:p>0.8157</text:p>
          </table:table-cell>
          <table:table-cell table:style-name="ce4" table:formula="of:=[.V44]" office:value-type="float" office:value="1.26">
            <text:p>1.26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14066156291316">
            <text:p>1.1407</text:p>
          </table:table-cell>
          <table:table-cell table:style-name="ce4" table:formula="of:=[.Y44]" office:value-type="float" office:value="1.092">
            <text:p>1.092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88573354524738">
            <text:p>0.988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66761">
            <text:p>1966761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796610">
            <text:p>796610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2023849">
            <text:p>202384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2015／04／09</text:date>, <text:time>15:06:2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09T15:06:24.82</dc:date>
    <meta:editing-duration>P29DT12H43M30S</meta:editing-duration>
    <meta:editing-cycles>89</meta:editing-cycles>
    <meta:generator>OpenOffice/4.1.1$Win32 OpenOffice.org_project/411m6$Build-9775</meta:generator>
    <meta:document-statistic meta:table-count="6" meta:cell-count="3417" meta:object-count="0"/>
  </office:meta>
</office:document-meta>
</file>